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-width="0.276cm" draw:marker-end-width="0.276cm"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.276cm" draw:marker-end-width="0.276cm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3.233cm"/>
    </style:style>
    <style:style style:name="gr4" style:family="graphic" style:parent-style-name="standard">
      <style:graphic-properties draw:marker-start-width="0.276cm" draw:marker-end-width="0.276cm"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marker-start-width="0.276cm" draw:marker-end-width="0.276cm"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marker-start-width="0.276cm" draw:marker-end-width="0.276cm"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2.309cm"/>
    </style:style>
    <style:style style:name="gr8" style:family="graphic" style:parent-style-name="standard">
      <style:graphic-properties draw:marker-start-width="0.276cm" draw:marker-end-width="0.276cm"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271cm" svg:height="0.816cm" svg:x="3.54cm" svg:y="7.194cm">
          <text:p text:style-name="P1"><text:span text:style-name="T1">'origin'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0.67cm" svg:height="0.569cm" svg:x="4.81cm" svg:y="9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064cm" svg:height="0.725cm" svg:x="4.163cm" svg:y="8.344cm">
          <draw:text-box>
            <text:p><text:span text:style-name="T2">Remote</text:span></text:p>
          </draw:text-box>
        </draw:frame>
        <draw:custom-shape draw:style-name="gr4" draw:text-style-name="P2" xml:id="id1" draw:id="id1" draw:layer="layout" svg:width="3.94cm" svg:height="0.816cm" svg:x="10.195cm" svg:y="7.125cm">
          <text:p text:style-name="P1"><text:span text:style-name="T1">clone of 'origi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3.81cm" svg:height="0.816cm" svg:x="18.145cm" svg:y="7.08cm">
          <text:p text:style-name="P1"><text:span text:style-name="T1">clone of cl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" draw:id="id6">
          <draw:custom-shape draw:style-name="gr6" draw:text-style-name="P1" draw:layer="layout" svg:width="2.01cm" svg:height="1.813cm" svg:x="11.055cm" svg:y="8.3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3" draw:layer="layout" svg:width="1.553cm" svg:height="0.725cm" svg:x="11.312cm" svg:y="9.093cm">
            <draw:text-box>
              <text:p><text:span text:style-name="T2">local</text:span></text:p>
            </draw:text-box>
          </draw:frame>
        </draw:g>
        <draw:g xml:id="id7" draw:id="id7">
          <draw:custom-shape draw:style-name="gr6" draw:text-style-name="P1" draw:layer="layout" svg:width="2.01cm" svg:height="1.813cm" svg:x="19.11cm" svg:y="8.34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3" draw:layer="layout" svg:width="1.553cm" svg:height="0.725cm" svg:x="19.367cm" svg:y="9.085cm">
            <draw:text-box>
              <text:p><text:span text:style-name="T2">local</text:span></text:p>
            </draw:text-box>
          </draw:frame>
        </draw:g>
        <draw:g xml:id="id5" draw:id="id5">
          <draw:custom-shape draw:style-name="gr8" draw:text-style-name="P1" draw:layer="layout" svg:width="2.01cm" svg:height="1.813cm" svg:x="11.055cm" svg:y="3.03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3" draw:layer="layout" svg:width="1.553cm" svg:height="0.725cm" svg:x="11.312cm" svg:y="3.778cm">
            <draw:text-box>
              <text:p><text:span text:style-name="T2">origin</text:span></text:p>
            </draw:text-box>
          </draw:frame>
        </draw:g>
        <draw:connector draw:style-name="gr9" draw:text-style-name="P1" draw:layer="layout" draw:type="curve" svg:x1="12.165cm" svg:y1="7.125cm" svg:x2="5.175cm" svg:y2="7.194cm" draw:start-shape="id1" draw:start-glue-point="0" draw:end-shape="id2" svg:d="m12165 7125c0-751-6990-786-6990 69">
          <text:p/>
        </draw:connector>
        <draw:connector draw:style-name="gr9" draw:text-style-name="P1" draw:layer="layout" draw:type="curve" svg:x1="20.05cm" svg:y1="7.08cm" svg:x2="12.165cm" svg:y2="7.125cm" draw:start-shape="id3" draw:start-glue-point="0" draw:end-shape="id1" draw:end-glue-point="0" svg:d="m20050 7080c0-751-7885-774-7885 45">
          <text:p/>
        </draw:connector>
        <draw:connector draw:style-name="gr9" draw:text-style-name="P1" draw:layer="layout" draw:line-skew="0.352cm" svg:x1="5.48cm" svg:y1="9.335cm" svg:x2="11.055cm" svg:y2="3.941cm" draw:start-shape="id4" draw:start-glue-point="10" draw:end-shape="id5" draw:end-glue-point="3" svg:d="m5480 9335h3140v-5394h2435">
          <text:p/>
        </draw:connector>
        <draw:connector draw:style-name="gr9" draw:text-style-name="P1" draw:layer="layout" draw:line-skew="1.403cm" svg:x1="13.065cm" svg:y1="9.256cm" svg:x2="13.065cm" svg:y2="3.941cm" draw:start-shape="id6" draw:start-glue-point="1" draw:end-shape="id5" draw:end-glue-point="1" svg:d="m13065 9256h1905v-5315h-1905">
          <text:p/>
        </draw:connector>
        <draw:connector draw:style-name="gr9" draw:text-style-name="P1" draw:layer="layout" draw:line-skew="0.787cm -0.263cm" svg:x1="19.11cm" svg:y1="9.248cm" svg:x2="12.06cm" svg:y2="3.035cm" draw:start-shape="id7" draw:start-glue-point="3" draw:end-shape="id5" draw:end-glue-point="0" svg:d="m19110 9248h-2235v-6978h-4815v7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21cm" fo:margin-left="2.016cm" fo:margin-right="3.47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5:22:52</meta:creation-date>
    <dc:date>2012-02-07T15:40:12</dc:date>
    <dc:creator>vallea </dc:creator>
    <meta:editing-duration>PT17M20S</meta:editing-duration>
    <meta:editing-cycles>2</meta:editing-cycles>
    <meta:generator>LibreOffice/3.3$Linux LibreOffice_project/330m19$Build-301</meta:generator>
    <meta:document-statistic meta:object-count="19"/>
  </office:meta>
</office:document-meta>
</file>